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3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eff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uel(C)</text:p>
          </table:table-cell>
          <table:table-cell office:value-type="string" calcext:value-type="string">
            <text:p>Bonds</text:p>
          </table:table-cell>
          <table:table-cell table:style-name="ce1" office:value-type="string" calcext:value-type="string">
            <text:p>Data (Ea/R)</text:p>
          </table:table-cell>
          <table:table-cell office:value-type="string" calcext:value-type="string">
            <text:p>Data (Ea)</text:p>
          </table:table-cell>
          <table:table-cell office:value-type="string" calcext:value-type="string">
            <text:p>Simulation (Ea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$B$16]*[.$B$17]+([.$B$18]*[.$B$16]/[.B2])" office:value-type="float" office:value="13964.1505" calcext:value-type="float">
            <text:p>13964.1505</text:p>
          </table:table-cell>
          <table:table-cell table:formula="of:=[.C2]*[.$B$19]" office:value-type="float" office:value="27.7467670435" calcext:value-type="float">
            <text:p>27.7467670435</text:p>
          </table:table-cell>
          <table:table-cell office:value-type="float" office:value="23.87414636" calcext:value-type="float">
            <text:p>23.8741463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$B$16]*[.$B$17]+([.$B$18]*[.$B$16]/[.B3])" office:value-type="float" office:value="13017.04525" calcext:value-type="float">
            <text:p>13017.04525</text:p>
          </table:table-cell>
          <table:table-cell table:formula="of:=[.C3]*[.$B$19]" office:value-type="float" office:value="25.86486891175" calcext:value-type="float">
            <text:p>25.8648689118</text:p>
          </table:table-cell>
          <table:table-cell office:value-type="float" office:value="23.4173423396" calcext:value-type="float">
            <text:p>23.4173423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$B$16]*[.$B$17]+([.$B$18]*[.$B$16]/[.B4])" office:value-type="float" office:value="12701.3435" calcext:value-type="float">
            <text:p>12701.3435</text:p>
          </table:table-cell>
          <table:table-cell table:formula="of:=[.C4]*[.$B$19]" office:value-type="float" office:value="25.2375695345" calcext:value-type="float">
            <text:p>25.2375695345</text:p>
          </table:table-cell>
          <table:table-cell office:value-type="float" office:value="21.2224838163" calcext:value-type="float">
            <text:p>21.22248381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$B$16]*[.$B$17]+([.$B$18]*[.$B$16]/[.B5])" office:value-type="float" office:value="12543.492625" calcext:value-type="float">
            <text:p>12543.492625</text:p>
          </table:table-cell>
          <table:table-cell table:formula="of:=[.C5]*[.$B$19]" office:value-type="float" office:value="24.923919845875" calcext:value-type="float">
            <text:p>24.9239198459</text:p>
          </table:table-cell>
          <table:table-cell table:style-name="ce1" office:value-type="float" office:value="21.3595408701574" calcext:value-type="float">
            <text:p>21.35954087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$B$16]*[.$B$17]+([.$B$18]*[.$B$16]/[.B6])" office:value-type="float" office:value="12448.7821" calcext:value-type="float">
            <text:p>12448.7821</text:p>
          </table:table-cell>
          <table:table-cell table:formula="of:=[.C6]*[.$B$19]" office:value-type="float" office:value="24.7357300327" calcext:value-type="float">
            <text:p>24.7357300327</text:p>
          </table:table-cell>
          <table:table-cell table:style-name="ce1" office:value-type="float" office:value="19.8093237135627" calcext:value-type="float">
            <text:p>19.8093237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$B$16]*[.$B$17]+([.$B$18]*[.$B$16]/[.B7])" office:value-type="float" office:value="12385.64175" calcext:value-type="float">
            <text:p>12385.64175</text:p>
          </table:table-cell>
          <table:table-cell table:formula="of:=[.C7]*[.$B$19]" office:value-type="float" office:value="24.61027015725" calcext:value-type="float">
            <text:p>24.6102701573</text:p>
          </table:table-cell>
          <table:table-cell office:value-type="float" office:value="20.6305040928" calcext:value-type="float">
            <text:p>20.63050409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$B$16]*[.$B$17]+([.$B$18]*[.$B$16]/[.B8])" office:value-type="float" office:value="12340.5415" calcext:value-type="float">
            <text:p>12340.5415</text:p>
          </table:table-cell>
          <table:table-cell table:formula="of:=[.C8]*[.$B$19]" office:value-type="float" office:value="24.5206559605" calcext:value-type="float">
            <text:p>24.5206559605</text:p>
          </table:table-cell>
          <table:table-cell office:value-type="float" office:value="20.5440149339" calcext:value-type="float">
            <text:p>20.54401493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$B$16]*[.$B$17]+([.$B$18]*[.$B$16]/[.B9])" office:value-type="float" office:value="12306.7163125" calcext:value-type="float">
            <text:p>12306.7163125</text:p>
          </table:table-cell>
          <table:table-cell table:formula="of:=[.C9]*[.$B$19]" office:value-type="float" office:value="24.4534453129375" calcext:value-type="float">
            <text:p>24.4534453129</text:p>
          </table:table-cell>
          <table:table-cell office:value-type="float" office:value="20.1682849845" calcext:value-type="float">
            <text:p>20.16828498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$B$16]*[.$B$17]+([.$B$18]*[.$B$16]/[.B10])" office:value-type="float" office:value="12280.4078333333" calcext:value-type="float">
            <text:p>12280.4078333333</text:p>
          </table:table-cell>
          <table:table-cell table:formula="of:=[.C10]*[.$B$19]" office:value-type="float" office:value="24.4011703648333" calcext:value-type="float">
            <text:p>24.4011703648</text:p>
          </table:table-cell>
          <table:table-cell office:value-type="float" office:value="20.2896696034" calcext:value-type="float">
            <text:p>20.28966960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$B$16]*[.$B$17]+([.$B$18]*[.$B$16]/[.B11])" office:value-type="float" office:value="12259.36105" calcext:value-type="float">
            <text:p>12259.36105</text:p>
          </table:table-cell>
          <table:table-cell table:formula="of:=[.C11]*[.$B$19]" office:value-type="float" office:value="24.35935040635" calcext:value-type="float">
            <text:p>24.3593504064</text:p>
          </table:table-cell>
          <table:table-cell office:value-type="float" office:value="20.0046655158" calcext:value-type="float">
            <text:p>20.00466551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[.$B$16]*[.$B$17]+([.$B$18]*[.$B$16]/[.B12])" office:value-type="float" office:value="12242.1409545455" calcext:value-type="float">
            <text:p>12242.1409545455</text:p>
          </table:table-cell>
          <table:table-cell table:formula="of:=[.C12]*[.$B$19]" office:value-type="float" office:value="24.3251340766818" calcext:value-type="float">
            <text:p>24.3251340767</text:p>
          </table:table-cell>
          <table:table-cell office:value-type="float" office:value="20.0491112959" calcext:value-type="float">
            <text:p>20.04911129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$B$16]*[.$B$17]+([.$B$18]*[.$B$16]/[.B13])" office:value-type="float" office:value="12227.790875" calcext:value-type="float">
            <text:p>12227.790875</text:p>
          </table:table-cell>
          <table:table-cell table:formula="of:=[.C13]*[.$B$19]" office:value-type="float" office:value="24.296620468625" calcext:value-type="float">
            <text:p>24.2966204686</text:p>
          </table:table-cell>
          <table:table-cell office:value-type="float" office:value="19.89992763978" calcext:value-type="float">
            <text:p>19.89992763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[.$B$16]*[.$B$17]+([.$B$18]*[.$B$16]/[.B14])" office:value-type="float" office:value="12215.6485" calcext:value-type="float">
            <text:p>12215.6485</text:p>
          </table:table-cell>
          <table:table-cell table:formula="of:=[.C14]*[.$B$19]" office:value-type="float" office:value="24.2724935695" calcext:value-type="float">
            <text:p>24.2724935695</text:p>
          </table:table-cell>
          <table:table-cell table:style-name="ce1" office:value-type="float" office:value="19.9345388684274" calcext:value-type="float">
            <text:p>19.93453886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[.$B$16]*[.$B$17]+([.$B$18]*[.$B$16]/[.B15])" office:value-type="float" office:value="12205.24075" calcext:value-type="float">
            <text:p>12205.24075</text:p>
          </table:table-cell>
          <table:table-cell table:formula="of:=[.C15]*[.$B$19]" office:value-type="float" office:value="24.25181337025" calcext:value-type="float">
            <text:p>24.2518133703</text:p>
          </table:table-cell>
          <table:table-cell office:value-type="float" office:value="19.8604766606146" calcext:value-type="float">
            <text:p>19.8604766606</text:p>
          </table:table-cell>
        </table:table-row>
        <table:table-row table:style-name="ro1">
          <table:table-cell office:value-type="string" calcext:value-type="string">
            <text:p>T_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2.06994" calcext:value-type="float">
            <text:p>12.06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3.788421" calcext:value-type="float">
            <text:p>3.78842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(Kcal/mol K)</text:p>
          </table:table-cell>
          <table:table-cell table:style-name="ce1" office:value-type="float" office:value="0.001987" calcext:value-type="float">
            <text:p>0.0019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 style:data-style-name="N2" text:time-value="19:02:30.665031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4T16:54:32.086553033</dc:date>
    <meta:editing-duration>PT12M31S</meta:editing-duration>
    <meta:editing-cycles>2</meta:editing-cycles>
    <meta:generator>LibreOffice/5.1.6.2$Linux_X86_64 LibreOffice_project/10m0$Build-2</meta:generator>
    <meta:document-statistic meta:table-count="1" meta:cell-count="83" meta:object-count="0"/>
  </office:meta>
</office:document-meta>
</file>